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81in"/>
    </style:style>
    <style:style style:name="co3" style:family="table-column">
      <style:table-column-properties fo:break-before="auto" style:column-width="1.1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9900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006600"/>
    </style:style>
    <style:style style:name="ce6" style:family="table-cell" style:parent-style-name="Default">
      <style:table-cell-properties fo:background-color="#66ff66" fo:border="0.06pt solid #000000"/>
    </style:style>
    <style:style style:name="ce7" style:family="table-cell" style:parent-style-name="Default" style:data-style-name="N40">
      <style:table-cell-properties fo:background-color="#99ff66" fo:border="0.06pt solid #000000"/>
    </style:style>
    <style:style style:name="ce8" style:family="table-cell" style:parent-style-name="Default" style:data-style-name="N0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ffff99" fo:border="0.06pt solid #000000"/>
    </style:style>
    <style:style style:name="ce10" style:family="table-cell" style:parent-style-name="Default" style:data-style-name="N43"/>
    <style:style style:name="ce11" style:family="table-cell" style:parent-style-name="Default">
      <style:table-cell-properties fo:background-color="#0099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0">
      <style:table-cell-properties fo:background-color="#99ff99" fo:border="0.06pt solid #000000"/>
    </style:style>
    <style:style style:name="ce14" style:family="table-cell" style:parent-style-name="Default" style:data-style-name="N40">
      <style:table-cell-properties fo:background-color="#009900"/>
    </style:style>
    <style:style style:name="ce15" style:family="table-cell" style:parent-style-name="Default">
      <style:table-cell-properties fo:background-color="#00ccff" fo:border="0.06pt solid #000000"/>
    </style:style>
    <style:style style:name="ce16" style:family="table-cell" style:parent-style-name="Default" style:data-style-name="N104">
      <style:table-cell-properties fo:background-color="#9999ff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7"/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/>
          <table:table-cell table:style-name="Default"/>
          <table:table-cell/>
          <table:table-cell table:style-name="ce15" office:value-type="string" calcext:value-type="string">
            <text:p>HOURLY <text:s/>WAGE</text:p>
          </table:table-cell>
          <table:table-cell table:style-name="ce15" office:value-type="string" calcext:value-type="string">
            <text:p>PAYMENT</text:p>
          </table:table-cell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8"/>
          <table:table-cell table:style-name="ce12"/>
          <table:table-cell/>
          <table:table-cell table:style-name="ce16" office:value-type="currency" office:currency="USD" office:value="15" calcext:value-type="currency">
            <text:p>$15.00</text:p>
          </table:table-cell>
          <table:table-cell table:style-name="ce16" table:formula="of:=[.E3]*[.B4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HOURS</text:p>
          </table:table-cell>
          <table:table-cell table:style-name="ce9" table:formula="of:=SUM(HOUR([.C15]);HOUR([.C26]);HOUR([.C37]);HOUR([.C48]);HOUR([.C59]);HOUR([.C70]);HOUR([.C81]))+(SUM(MINUTE([.C15]);MINUTE([.C26]);MINUTE([.C37]);MINUTE([.C48]);MINUTE([.C59]);MINUTE([.C70]);MINUTE([.C81]))/60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0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n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8]&lt;[.A8])+[.B8]-[.A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9]&lt;[.A9])+[.B9]-[.A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0]&lt;[.A10])+[.B10]-[.A1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1]&lt;[.A11])+[.B11]-[.A1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2]&lt;[.A12])+[.B12]-[.A1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3]&lt;[.A13])+[.B13]-[.A1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4]&lt;[.A14])+[.B14]-[.A1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8:.C14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Mon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9]&lt;[.A19])+[.B19]-[.A1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0]&lt;[.A20])+[.B20]-[.A2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1]&lt;[.A21])+[.B21]-[.A2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2]&lt;[.A22])+[.B22]-[.A2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3]&lt;[.A23])+[.B23]-[.A2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4]&lt;[.A24])+[.B24]-[.A2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5]&lt;[.A25])+[.B25]-[.A2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19:.C25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Tue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0]&lt;[.A30])+[.B30]-[.A3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1]&lt;[.A31])+[.B31]-[.A3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2]&lt;[.A32])+[.B32]-[.A3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3]&lt;[.A33])+[.B33]-[.A3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4]&lt;[.A34])+[.B34]-[.A3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5]&lt;[.A35])+[.B35]-[.A3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6]&lt;[.A36])+[.B36]-[.A3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30:.C36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Wedne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1]&lt;[.A41])+[.B41]-[.A4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2]&lt;[.A42])+[.B42]-[.A4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3]&lt;[.A43])+[.B43]-[.A4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4]&lt;[.A44])+[.B44]-[.A4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5]&lt;[.A45])+[.B45]-[.A4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6]&lt;[.A46])+[.B46]-[.A4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7]&lt;[.A47])+[.B47]-[.A4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41:.C47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Thur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2]&lt;[.A52])+[.B52]-[.A5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3]&lt;[.A53])+[.B53]-[.A5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4]&lt;[.A54])+[.B54]-[.A5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5]&lt;[.A55])+[.B55]-[.A5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6]&lt;[.A56])+[.B56]-[.A5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7]&lt;[.A57])+[.B57]-[.A5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8]&lt;[.A58])+[.B58]-[.A5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52:.C58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Fri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3]&lt;[.A63])+[.B63]-[.A6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4]&lt;[.A64])+[.B64]-[.A6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5]&lt;[.A65])+[.B65]-[.A6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6]&lt;[.A66])+[.B66]-[.A6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7]&lt;[.A67])+[.B67]-[.A6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8]&lt;[.A68])+[.B68]-[.A6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9]&lt;[.A69])+[.B69]-[.A6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63:.C69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atur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4]&lt;[.A74])+[.B74]-[.A7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5]&lt;[.A75])+[.B75]-[.A7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6]&lt;[.A76])+[.B76]-[.A7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7]&lt;[.A77])+[.B77]-[.A7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8]&lt;[.A78])+[.B78]-[.A7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9]&lt;[.A79])+[.B79]-[.A7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80]&lt;[.A80])+[.B80]-[.A8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74:.C80])" office:value-type="time" office:time-value="PT00H00M00S" calcext:value-type="time">
            <text:p>00: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hours number:style="long"/>
      <number:text> </number:text>
      <number:hours/>
      <number:text>ou</number:text>
      <number:year number:calendar="jewish" number:style="long"/>
      <number:seconds/>
      <number:text> </number:text>
      <number:month number:calendar="jewish" number:style="long"/>
      <number:text> </number:text>
      <number:month number:calendar="jewish"/>
      <number:text>inut</number:text>
      <number:year number:calendar="jewish"/>
      <number:seconds/>
    </number:date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5:15:44.547055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51:49.787258965</meta:creation-date>
    <meta:editing-duration>PT10M47S</meta:editing-duration>
    <meta:editing-cycles>8</meta:editing-cycles>
    <meta:generator>LibreOffice/4.2.8.2$Linux_X86_64 LibreOffice_project/420m0$Build-2</meta:generator>
    <dc:date>2015-06-22T17:45:21.445606631</dc:date>
    <meta:document-statistic meta:table-count="1" meta:cell-count="107" meta:object-count="0"/>
  </office:meta>
</office:document-meta>
</file>